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cae" officeooo:paragraph-rsid="00162cae"/>
    </style:style>
    <style:style style:name="P2" style:family="paragraph" style:parent-style-name="Standard">
      <style:text-properties officeooo:rsid="0016c359" officeooo:paragraph-rsid="0016c359"/>
    </style:style>
    <style:style style:name="P3" style:family="paragraph" style:parent-style-name="Standard">
      <style:text-properties officeooo:rsid="00182a86" officeooo:paragraph-rsid="00182a86"/>
    </style:style>
    <style:style style:name="P4" style:family="paragraph" style:parent-style-name="Standard">
      <style:text-properties officeooo:rsid="00182a86" officeooo:paragraph-rsid="00183fcc"/>
    </style:style>
    <style:style style:name="P5" style:family="paragraph" style:parent-style-name="Standard">
      <style:text-properties officeooo:rsid="001866e8" officeooo:paragraph-rsid="001866e8"/>
    </style:style>
    <style:style style:name="P6" style:family="paragraph" style:parent-style-name="Standard">
      <style:text-properties officeooo:rsid="00191131" officeooo:paragraph-rsid="00191131"/>
    </style:style>
    <style:style style:name="T1" style:family="text">
      <style:text-properties officeooo:rsid="00183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modulo NPM.</text:p>
      <text:p text:style-name="P1"/>
      <text:p text:style-name="P2">Primero configuramos nuestra cuenta de npm:</text:p>
      <text:p text:style-name="P2"/>
      <text:p text:style-name="P3">npm set init.author.name “Selene Night”</text:p>
      <text:p text:style-name="P3">npm set init.author.email “<text:a xlink:type="simple" xlink:href="mailto:selene@loquesea.com" text:style-name="Internet_20_link" text:visited-style-name="Visited_20_Internet_20_Link">selene@loquesea.com</text:a>”</text:p>
      <text:p text:style-name="P4">npm set init.author.<text:span text:style-name="T1">url</text:span> “<text:a xlink:type="simple" xlink:href="https://algo.com/" text:style-name="Internet_20_link" text:visited-style-name="Visited_20_Internet_20_Link"><text:span text:style-name="T1">https://algo.com</text:span></text:a>”</text:p>
      <text:p text:style-name="P4"/>
      <text:p text:style-name="P5">hay que crear cuenta en el sitio de npm</text:p>
      <text:p text:style-name="P5"/>
      <text:p text:style-name="P6">npm login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15:12.181889935</meta:creation-date>
    <dc:date>2018-02-06T13:43:48.949426823</dc:date>
    <meta:editing-duration>PT28M36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33" meta:character-count="236" meta:non-whitespace-character-count="210"/>
  </office:meta>
</office:document-meta>
</file>